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/>
    </style:style>
    <style:style style:name="P2" style:family="paragraph" style:parent-style-name="Text_20_body">
      <style:text-properties style:font-name="Times New Roman" fo:font-size="11pt" style:text-underline-style="solid" style:text-underline-width="auto" style:text-underline-color="font-color"/>
    </style:style>
    <style:style style:name="P3" style:family="paragraph" style:parent-style-name="Text_20_body">
      <style:text-properties style:text-line-through-style="none" style:text-line-through-type="none" style:text-underline-style="none" style:text-blinking="false"/>
    </style:style>
    <style:style style:name="P4" style:family="paragraph" style:parent-style-name="Text_20_body" style:list-style-name="L1">
      <style:paragraph-properties fo:margin-left="1in" fo:margin-right="0in" fo:margin-top="0in" fo:margin-bottom="0in" loext:contextual-spacing="false" fo:text-indent="0in" style:auto-text-indent="false"/>
    </style:style>
    <style:style style:name="P5" style:family="paragraph" style:parent-style-name="Text_20_body" style:list-style-name="L1">
      <style:paragraph-properties fo:margin-left="1in" fo:margin-right="0in" fo:text-indent="0in" style:auto-text-indent="false"/>
    </style:style>
    <style:style style:name="P6" style:family="paragraph" style:parent-style-name="Text_20_body" style:list-style-name="L2">
      <style:paragraph-properties fo:margin-top="0in" fo:margin-bottom="0.0972in" loext:contextual-spacing="false"/>
    </style:style>
    <style:style style:name="T1" style:family="text">
      <style:text-properties style:font-name="Times New Roman" fo:font-size="11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para 2 de febrero</text:p>
      <text:p text:style-name="P3"/>
      <text:p text:style-name="P1">Comenzar el tercer acto y leer las escenas IX-XI, (71-93; hasta la acotación “JULIA entra por la izquierda. Visiblemente ha estado oyendo…”). Preparar comentarios sobre los siguientes tópicos:</text:p>
      <text:p text:style-name="Text_20_body"/>
      <text:list xml:id="list2481952630167004887" text:style-name="L1">
        <text:list-item>
          <text:p text:style-name="P4"><text:span text:style-name="T1">Comentar el escenario del acto tercero.</text:span> </text:p>
        </text:list-item>
        <text:list-item>
          <text:p text:style-name="P4"><text:span text:style-name="T1">Explicar la función del cartel.</text:span> </text:p>
        </text:list-item>
        <text:list-item>
          <text:p text:style-name="P4"><text:span text:style-name="T1">Explicar el significado de las dos imágenes que César usa para explicar su filosofía política, la rueda (p. 75) y la botella (83).</text:span> </text:p>
        </text:list-item>
        <text:list-item>
          <text:p text:style-name="P5"><text:span text:style-name="T1">Explicar la función principal de la escena entre César y Navarro. Pensar en las diferentes facetas del drama, por ejemplo: el título, el tema de la política, el concepto de la realidad y el mito, el tema de la historia, el desarrollo del personaje, el contraste entre el carácter de dos personajes, el desarrollo de la acción dramática</text:span> </text:p>
        </text:list-item>
      </text:list>
      <text:p text:style-name="Text_20_body"/>
      <text:p text:style-name="P1">Recomendaciones para la preparación:</text:p>
      <text:p text:style-name="Text_20_body"/>
      <text:list xml:id="list3960479199499691121" text:style-name="L2">
        <text:list-item>
          <text:p text:style-name="P6"><text:span text:style-name="T1">Esforzarse por presentar una explicación completa de cada tópico</text:span> </text:p>
        </text:list-item>
        <text:list-item>
          <text:p text:style-name="P6"><text:span text:style-name="T1">Organizar y apuntar las ideas por escrito. Esa información servirá como referencia para poder hablar con soltura y precisión en clase.</text:span> </text:p>
        </text:list-item>
        <text:list-item>
          <text:p text:style-name="P6"><text:span text:style-name="T1">Apoyar los comentarios en la evidencia textual (hacer referencias a la paginación y las citas).</text:span> 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13:24.789981000</meta:creation-date>
    <dc:date>2018-01-27T11:14:07.497511000</dc:date>
    <meta:editing-duration>PT43S</meta:editing-duration>
    <meta:editing-cycles>1</meta:editing-cycles>
    <meta:document-statistic meta:table-count="0" meta:image-count="0" meta:object-count="0" meta:page-count="1" meta:paragraph-count="10" meta:word-count="181" meta:character-count="1097" meta:non-whitespace-character-count="926"/>
    <meta:generator>LibreOffice/5.2.5.1$MacOSX_X86_64 LibreOffice_project/0312e1a284a7d50ca85a365c316c7abbf20a4d22</meta:generator>
  </office:meta>
</office:document-meta>
</file>